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style:font-size-asian="14pt" style:font-size-complex="16pt"/>
    </style:style>
    <style:style style:name="P3" style:family="paragraph" style:parent-style-name="Standard">
      <style:text-properties fo:font-size="10pt" style:font-size-asian="8.75pt" style:font-size-complex="10pt"/>
    </style:style>
    <style:style style:name="T1" style:family="text">
      <style:text-properties officeooo:rsid="001044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ù innovazione, meno retorica</text:p>
      <text:p text:style-name="P2"/>
      <text:p text:style-name="Standard"><text:span text:style-name="T1">Il </text:span>Drin Drin lotta per un'Italia ed un'Europa innovativ<text:span text:style-name="T1">a</text:span> e alla frontiera della tecnologia digitale: più innovazione e meno vuota retorica.</text:p>
      <text:p text:style-name="P3"/>
      <text:p text:style-name="Standard">L'Online Safety Act (OSA), appena entrato in vigore nel Regno Unito, è un esempio di legislazione volta più a fare uscire titoli sui giornali che ad offrire benefici ai cittadini, mentre penalizza le aziende.</text:p>
      <text:p text:style-name="P3"/>
      <text:p text:style-name="Standard">Se l'obiettivo di proteggere i minori e contrastare i reati online è lodevole, il testo proposto è in contrasto con i principi di proporzionalità, tutela della privacy e promozione dell'innovazione.</text:p>
      <text:p text:style-name="P3"/>
      <text:p text:style-name="Standard">L'obbligo di verifica della maggiore età impone la raccolta di dati biometrici o documentali, con elevato rischio di violazioni, fughe di dati e discriminazioni verso chi non dispone di ID digitali.</text:p>
      <text:p text:style-name="P3"/>
      <text:p text:style-name="Standard">I requisiti di risk assessment, reporting e filtering sono modellati sulle piattaforme globali (primariamente statunitensi) ma si applicano anche a operatori medio-piccoli, limitando la concorrenza e l'innovazione.</text:p>
      <text:p text:style-name="P3"/>
      <text:p text:style-name="Standard">L'indeterminatezza delle categorie di contenuto "legale ma dannoso" spinge i creatori di contenuti a una autocensura preventiva con effetti di limitazione di fatto sulla libertà di espressione.</text:p>
      <text:p text:style-name="P3"/>
      <text:p text:style-name="Standard">L'esperienza dimostra che filtri basati su IP o DNS sono facilmente aggirabili con VPN, mentre la disinformazione si sposta su canali cifrati difficili da monitorare.</text:p>
      <text:p text:style-name="P3"/>
      <text:p text:style-name="Standard">Questo tipo di leggi sono espedienti retorici: non proteggono i cittadini e minano l'innovazione.</text:p>
      <text:p text:style-name="P3"/>
      <text:p text:style-name="Standard">L'Italia e l'Europa devono focalizzarsi sulla costruzione di aziende e professionalità leader nella frontiera tecnologica, digitale e non solo, non nel legislare in modo improprio.</text:p>
      <text:p text:style-name="P3"/>
      <text:p text:style-name="Standard">Se anche tu credi che la tutela dei cittadini e l'innovazione siano valori fondamentali, iscriviti al Drin Dri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Nimbus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Nimbus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imbus Sans1" style:font-family-complex="'Nimbus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8T14:15:06.105641617</meta:creation-date>
    <dc:date>2025-08-08T14:21:06.316175962</dc:date>
    <meta:editing-duration>PT6M1S</meta:editing-duration>
    <meta:editing-cycles>1</meta:editing-cycles>
    <meta:document-statistic meta:table-count="0" meta:image-count="0" meta:object-count="0" meta:page-count="1" meta:paragraph-count="11" meta:word-count="256" meta:character-count="1735" meta:non-whitespace-character-count="1490"/>
    <meta:generator>LibreOffice/24.8.4.2$Linux_X86_64 LibreOffice_project/480$Build-2</meta:generator>
  </office:meta>
</office:document-meta>
</file>